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OnDisk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OnDisk.PartOnDisk( Map headers ,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tOnDisk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OnDisk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OnDisk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tOnDisk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OnDisk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tOnDisk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